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98cm"/>
    </style:style>
    <style:style style:name="co2" style:family="table-column">
      <style:table-column-properties fo:break-before="auto" style:column-width="2.727cm"/>
    </style:style>
    <style:style style:name="co3" style:family="table-column">
      <style:table-column-properties fo:break-before="auto" style:column-width="2.24cm"/>
    </style:style>
    <style:style style:name="co4" style:family="table-column">
      <style:table-column-properties fo:break-before="auto" style:column-width="2.258cm"/>
    </style:style>
    <style:style style:name="co5" style:family="table-column">
      <style:table-column-properties fo:break-before="auto" style:column-width="20.391cm"/>
    </style:style>
    <style:style style:name="co6" style:family="table-column">
      <style:table-column-properties fo:break-before="auto" style:column-width="22.16cm"/>
    </style:style>
    <style:style style:name="co7" style:family="table-column">
      <style:table-column-properties fo:break-before="auto" style:column-width="4.863cm"/>
    </style:style>
    <style:style style:name="ro1" style:family="table-row">
      <style:table-row-properties style:row-height="0.529cm" fo:break-before="auto" style:use-optimal-row-height="true"/>
    </style:style>
    <style:style style:name="ro2" style:family="table-row">
      <style:table-row-properties style:row-height="0.855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213cm" fo:break-before="auto" style:use-optimal-row-height="fals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6.001cm" fo:break-before="auto" style:use-optimal-row-height="false"/>
    </style:style>
    <style:style style:name="ro8" style:family="table-row">
      <style:table-row-properties style:row-height="4.396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9" style:family="table-cell" style:parent-style-name="Default">
      <style:table-cell-properties fo:background-color="#e0c2cd" fo:border="0.06pt solid #000000"/>
      <style:text-properties style:use-window-font-color="true"/>
    </style:style>
    <style:style style:name="ce20" style:family="table-cell" style:parent-style-name="Default">
      <style:table-cell-properties fo:background-color="#e0c2cd" style:text-align-source="fix" style:repeat-content="false" fo:border="0.06pt solid #000000" style:vertical-align="bottom"/>
      <style:paragraph-properties fo:text-align="center"/>
      <style:text-properties fo:font-weight="bold" style:font-weight-asian="bold" style:font-weight-complex="bold"/>
    </style:style>
    <style:style style:name="ce21" style:family="table-cell" style:parent-style-name="Default">
      <style:table-cell-properties fo:background-color="#e0c2cd" style:text-align-source="fix" style:repeat-content="false" fo:border="0.06pt solid #000000"/>
      <style:paragraph-properties fo:text-align="center" fo:margin-left="0cm"/>
      <style:text-properties fo:font-weight="bold" style:font-weight-asian="bold" style:font-weight-complex="bold"/>
    </style:style>
    <style:style style:name="ce22" style:family="table-cell" style:parent-style-name="Default">
      <style:text-properties fo:font-size="8pt" style:font-size-asian="8pt" style:font-size-complex="8pt"/>
    </style:style>
    <style:style style:name="ce3" style:family="table-cell" style:parent-style-name="Default">
      <style:table-cell-properties fo:background-color="#e0c2cd"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4" style:family="table-cell" style:parent-style-name="Default">
      <style:table-cell-properties fo:background-color="#dde8cb" style:text-align-source="fix" style:repeat-content="false" fo:border="0.06pt solid #000000"/>
      <style:paragraph-properties fo:text-align="center" fo:margin-left="0cm"/>
      <style:text-properties fo:font-weight="bold" style:font-weight-asian="bold" style:font-weight-complex="bold"/>
    </style:style>
    <style:style style:name="ce5" style:family="table-cell" style:parent-style-name="Default" style:data-style-name="N2">
      <style:table-cell-properties fo:background-color="#dde8cb" fo:border="0.06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table-cell-properties fo:background-color="#ffdbb6"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data-style-name="N2">
      <style:table-cell-properties fo:background-color="#ffdbb6" fo:border="0.06pt solid #000000"/>
    </style:style>
    <style:style style:name="ce9" style:family="table-cell" style:parent-style-name="Default">
      <style:table-cell-properties fo:background-color="#ffffd7" style:text-align-source="fix" style:repeat-content="false" fo:border="0.06pt solid #000000"/>
      <style:paragraph-properties fo:text-align="center" fo:margin-left="0cm"/>
      <style:text-properties fo:font-weight="bold" style:font-weight-asian="bold" style:font-weight-complex="bold"/>
    </style:style>
    <style:style style:name="ce10" style:family="table-cell" style:parent-style-name="Default" style:data-style-name="N2">
      <style:table-cell-properties fo:background-color="#ffffd7" fo:border="0.06pt solid #000000"/>
    </style:style>
    <style:style style:name="ce11" style:family="table-cell" style:parent-style-name="Default">
      <style:table-cell-properties fo:background-color="#dee6ef" style:text-align-source="fix" style:repeat-content="false" fo:border="0.06pt solid #000000"/>
      <style:paragraph-properties fo:text-align="center" fo:margin-left="0cm"/>
      <style:text-properties fo:font-weight="bold" style:font-weight-asian="bold" style:font-weight-complex="bold"/>
    </style:style>
    <style:style style:name="ce12" style:family="table-cell" style:parent-style-name="Default" style:data-style-name="N2">
      <style:table-cell-properties fo:background-color="#dee6ef" fo:border="0.06pt solid #000000"/>
    </style:style>
    <style:style style:name="ce13" style:family="table-cell" style:parent-style-name="Default">
      <style:table-cell-properties fo:background-color="#dddddd" style:text-align-source="fix" style:repeat-content="false" fo:border="0.06pt solid #000000"/>
      <style:paragraph-properties fo:text-align="center" fo:margin-left="0cm"/>
      <style:text-properties fo:font-weight="bold" style:font-weight-asian="bold" style:font-weight-complex="bold"/>
    </style:style>
    <style:style style:name="ce14" style:family="table-cell" style:parent-style-name="Default" style:data-style-name="N2">
      <style:table-cell-properties fo:background-color="#dddddd" fo:border="0.06pt solid #000000"/>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eklaration" table:style-name="ta1">
        <table:table-column table:style-name="co1" table:default-cell-style-name="ce21"/>
        <table:table-column table:style-name="co2" table:default-cell-style-name="ce5"/>
        <table:table-column table:style-name="co3" table:default-cell-style-name="ce8"/>
        <table:table-column table:style-name="co4" table:default-cell-style-name="ce10"/>
        <table:table-column table:style-name="co3" table:default-cell-style-name="ce12"/>
        <table:table-column table:style-name="co3" table:default-cell-style-name="ce14"/>
        <table:table-row table:style-name="ro1">
          <table:table-cell table:style-name="ce19"/>
          <table:table-cell table:style-name="ce3" office:value-type="string" calcext:value-type="string" table:number-columns-spanned="5" table:number-rows-spanned="1">
            <text:p>Energieträger [Anteile in Prozent]</text:p>
          </table:table-cell>
          <table:covered-table-cell table:number-columns-repeated="4" table:style-name="ce6"/>
        </table:table-row>
        <table:table-row table:style-name="ro2">
          <table:table-cell table:style-name="ce20" office:value-type="string" calcext:value-type="string">
            <text:p>Jahr</text:p>
          </table:table-cell>
          <table:table-cell table:style-name="ce4" office:value-type="string" calcext:value-type="string">
            <text:p>Anteil</text:p>
            <text:p>Erneuerbare*</text:p>
          </table:table-cell>
          <table:table-cell table:style-name="ce7" office:value-type="string" calcext:value-type="string">
            <text:p>Solar-</text:p>
            <text:p>Thermie</text:p>
          </table:table-cell>
          <table:table-cell table:style-name="ce9" office:value-type="string" calcext:value-type="string">
            <text:p>Elektrische</text:p>
            <text:p>Heizstäbe</text:p>
          </table:table-cell>
          <table:table-cell table:style-name="ce11" office:value-type="string" calcext:value-type="string">
            <text:p>Gas</text:p>
          </table:table-cell>
          <table:table-cell table:style-name="ce13" office:value-type="string" calcext:value-type="string">
            <text:p>Öl</text:p>
          </table:table-cell>
        </table:table-row>
        <table:table-row table:style-name="ro3">
          <table:table-cell office:value-type="float" office:value="2020" calcext:value-type="float">
            <text:p>2020</text:p>
          </table:table-cell>
          <table:table-cell office:value-type="float" office:value="42" calcext:value-type="float">
            <text:p>42,00</text:p>
          </table:table-cell>
          <table:table-cell office:value-type="float" office:value="37.5" calcext:value-type="float">
            <text:p>37,50</text:p>
          </table:table-cell>
          <table:table-cell office:value-type="float" office:value="5.7" calcext:value-type="float">
            <text:p>5,70</text:p>
          </table:table-cell>
          <table:table-cell office:value-type="float" office:value="56.8" calcext:value-type="float">
            <text:p>56,80</text:p>
          </table:table-cell>
          <table:table-cell office:value-type="float" office:value="0" calcext:value-type="float">
            <text:p>0,00</text:p>
          </table:table-cell>
        </table:table-row>
        <table:table-row table:style-name="ro3">
          <table:table-cell office:value-type="float" office:value="2021" calcext:value-type="float">
            <text:p>2021</text:p>
          </table:table-cell>
          <table:table-cell office:value-type="float" office:value="59" calcext:value-type="float">
            <text:p>59,00</text:p>
          </table:table-cell>
          <table:table-cell office:value-type="float" office:value="43.1" calcext:value-type="float">
            <text:p>43,10</text:p>
          </table:table-cell>
          <table:table-cell office:value-type="float" office:value="21.2" calcext:value-type="float">
            <text:p>21,20</text:p>
          </table:table-cell>
          <table:table-cell office:value-type="float" office:value="35.6" calcext:value-type="float">
            <text:p>35,60</text:p>
          </table:table-cell>
          <table:table-cell office:value-type="float" office:value="0" calcext:value-type="float">
            <text:p>0,00</text:p>
          </table:table-cell>
        </table:table-row>
        <table:table-row table:style-name="ro3">
          <table:table-cell office:value-type="float" office:value="2022" calcext:value-type="float">
            <text:p>2022</text:p>
          </table:table-cell>
          <table:table-cell office:value-type="float" office:value="62.76" calcext:value-type="float">
            <text:p>62,76</text:p>
          </table:table-cell>
          <table:table-cell office:value-type="float" office:value="44.9" calcext:value-type="float">
            <text:p>44,90</text:p>
          </table:table-cell>
          <table:table-cell office:value-type="float" office:value="24.8" calcext:value-type="float">
            <text:p>24,80</text:p>
          </table:table-cell>
          <table:table-cell office:value-type="float" office:value="25.4" calcext:value-type="float">
            <text:p>25,40</text:p>
          </table:table-cell>
          <table:table-cell office:value-type="float" office:value="4.9" calcext:value-type="float">
            <text:p>4,90</text:p>
          </table:table-cell>
        </table:table-row>
        <table:table-row table:style-name="ro4">
          <table:table-cell table:style-name="Default" table:number-columns-repeated="6"/>
        </table:table-row>
        <table:table-row table:style-name="ro3">
          <table:table-cell table:style-name="Default"/>
          <table:table-cell table:style-name="ce22" office:value-type="string" calcext:value-type="string">
            <text:p>Anmerkung: *Solarthermie-Anteil inkl. Anteil elektrischer Heizstäbe bei viel Wind</text:p>
          </table:table-cell>
          <table:table-cell table:style-name="Default" table:number-columns-repeated="4"/>
        </table:table-row>
        <table:table-row table:style-name="ro3">
          <table:table-cell table:style-name="ce22"/>
          <table:table-cell table:style-name="ce22" office:value-type="string" calcext:value-type="string">
            <text:p>Kommentar: 2022 weniger CO2 als Luft-Wärmepumpe [keine Angabe zu anderen Jahren]</text:p>
          </table:table-cell>
          <table:table-cell table:style-name="Default" table:number-columns-repeated="4"/>
        </table:table-row>
      </table:table>
      <table:table table:name="Infrastruktur" table:style-name="ta1">
        <table:table-column table:style-name="co5" table:default-cell-style-name="Default"/>
        <table:table-row table:style-name="ro3">
          <table:table-cell office:value-type="string" calcext:value-type="string">
            <text:p>Infos von: <text:a xlink:href="https://www.vojensfjernvarme.dk/profil/om-os/" xlink:type="simple">https://www.vojensfjernvarme.dk/profil/om-os/</text:a> Stand 06.02.2023, Übersetzt mit Google-Translate</text:p>
          </table:table-cell>
        </table:table-row>
        <table:table-row table:style-name="ro5">
          <table:table-cell office:value-type="string" calcext:value-type="string">
            <text:p>Das Versorgungsgebiet</text:p>
            <text:p>Das Unternehmen deckt die Fernwärmeversorgung in Vojens by, de gl. Gram-Fabrikgebäude, das Billundgård-Gebiet, </text:p>
            <text:p>Dyssebakken in einem Gebiet, das sich zwischen dem Eingang zu Vojens öst (Trekanten) und fast bis Skrydstup erstreckt. </text:p>
            <text:p>2018 waren 2.005 Verbraucher angeschlossen.</text:p>
            <text:p/>
          </table:table-cell>
        </table:table-row>
        <table:table-row table:style-name="ro6">
          <table:table-cell office:value-type="string" calcext:value-type="string">
            <text:p><text:span text:style-name="T1">Die Produktions- und Vertriebsstätte umfasst:</text:span></text:p>
            <text:p/>
            <text:p><text:span text:style-name="T1">     Das Heizzentrum auf Sdr. Ringstraße mit 3 Gasmotoren und 2 Gasboilern von insgesamt ca. 25 MW Wärme.</text:span></text:p>
            <text:p><text:span text:style-name="T1">     Das Heizzentrum auf Hejmdalsbrovej mit 2 Gaskesseln mit insgesamt 13,3 MW Wärme.</text:span></text:p>
            <text:p><text:span text:style-name="T1">     Heizzentrale am Tingvejen 47 mit 1 Gasboiler mit Absorptionskältemaschine und Sonnenkollektoren auf 70.000 m2.</text:span></text:p>
            <text:p><text:span text:style-name="T1">     200.000 m3 Teichwärmespeicher.</text:span></text:p>
            <text:p><text:span text:style-name="T1">     Pumpstationen C2 bei Kvickly, C4 und C5 in Østergade am Ende des Præstegårdsvej.</text:span></text:p>
          </table:table-cell>
        </table:table-row>
        <table:table-row table:style-name="ro5">
          <table:table-cell office:value-type="string" calcext:value-type="string">
            <text:p><text:span text:style-name="T1">Kabelbaum:</text:span></text:p>
            <text:p/>
            <text:p><text:span text:style-name="T1">     Hauptstrecken: ca. 52km</text:span></text:p>
            <text:p><text:span text:style-name="T1">     Netzkabel: ca. 40km</text:span></text:p>
            <text:p><text:span text:style-name="T1">     Wassermenge in der Leitung ca. 1.300 m³</text:span></text:p>
          </table:table-cell>
        </table:table-row>
        <table:table-row table:style-name="ro7">
          <table:table-cell office:value-type="string" calcext:value-type="string">
            <text:p><text:span text:style-name="T1">Wärmeverkauf:</text:span></text:p>
            <text:p><text:span text:style-name="T1">Der Wärmeabsatz 2004/2005 betrug 45.920 MWh.</text:span></text:p>
            <text:p><text:span text:style-name="T1">Der Wärmeabsatz 2005/2006 betrug 47.268 MWh.</text:span></text:p>
            <text:p><text:span text:style-name="T1">Der Wärmeabsatz 2006/2007 betrug 38.329 MWh.</text:span></text:p>
            <text:p><text:span text:style-name="T1">Der Wärmeabsatz 2007/2008 betrug 45.619 MWh.</text:span></text:p>
            <text:p><text:span text:style-name="T1">Der Wärmeabsatz 2008/2009 betrug 44.192 MWh.</text:span></text:p>
            <text:p><text:span text:style-name="T1">Der Wärmeabsatz 2009/2010 betrug 48.516 MWh.</text:span></text:p>
            <text:p><text:span text:style-name="T1">Der Wärmeabsatz 2010/2011 betrug 49556 MWh.</text:span></text:p>
            <text:p><text:span text:style-name="T1">Der Wärmeabsatz 2011/2012 betrug 43.265 MWh.</text:span></text:p>
            <text:p><text:span text:style-name="T1">Der Wärmeabsatz 2012/2013 betrug 48.581 MWh.</text:span></text:p>
            <text:p><text:span text:style-name="T1">Der Wärmeabsatz 2013/2014 betrug 39.685 MWh.</text:span></text:p>
            <text:p><text:span text:style-name="T1">Der Wärmeabsatz 2014/2015 betrug 39.374 MWh.</text:span></text:p>
            <text:p><text:span text:style-name="T1">Der Wärmeabsatz 2015/2016 betrug 42.178 MWh.</text:span></text:p>
            <text:p><text:span text:style-name="T1">Der Wärmeabsatz 2016/2017 betrug 41455 MWh.</text:span></text:p>
            <text:p><text:span text:style-name="T1">Der Wärmeabsatz 2017/2018 betrug 42.679 Mwh.</text:span></text:p>
          </table:table-cell>
        </table:table-row>
        <table:table-row table:style-name="ro7" table:number-rows-repeated="1048570">
          <table:table-cell/>
        </table:table-row>
        <table:table-row table:style-name="ro7">
          <table:table-cell/>
        </table:table-row>
      </table:table>
      <table:table table:name="Info" table:style-name="ta1">
        <table:table-column table:style-name="co6" table:default-cell-style-name="Default"/>
        <table:table-row table:style-name="ro3">
          <table:table-cell office:value-type="string" calcext:value-type="string">
            <text:p>Original Text:</text:p>
          </table:table-cell>
        </table:table-row>
        <table:table-row table:style-name="ro8">
          <table:table-cell table:style-name="ce17" office:value-type="string" calcext:value-type="string">
            <text:p>Information om fjernvarmelevering.</text:p>
            <text:p>Grøn og billig varme ved Vojens Fjernvarme.</text:p>
            <text:p/>
            <text:p>Det har vist sig at kombinationen med solvarme, elkedel, gasmotorer og gas/olie kedler gør at varmeprisen ligger nogenlunde stabil, selv om både gas- og elpriser har være meget høje.</text:p>
            <text:p/>
            <text:p>Da vi har et stort varme lager til at gemme solvarme fra sommer til vinter, har vi i 2022 leveret 44,8 % af varmen fra solenergi og 24,9 % af varmen fra elkedlen, som fortrinsvis kører når der er meget vindenergi. Det vil sige at kun 30,3 % af varmen kom fra gas eller olie. Disse ca. 30 % med gas/olie, er det meningen at en stor varmepumpe skal erstatte. Dette projekt er i gang. Derudover er vi i dialog med Bevtoft Biogasselskab om evt. levering af varme fra deres anlæg om nogle år, hvilket igen vil gøre os mere robuste både med hensyn til varmeforsyning men også til at stabilisere priserne og ikke mindst mindske udledningen af CO2.</text:p>
          </table:table-cell>
        </table:table-row>
        <table:table-row table:style-name="ro3">
          <table:table-cell office:value-type="string" calcext:value-type="string">
            <text:p>Google Translate Übersetzung</text:p>
          </table:table-cell>
        </table:table-row>
        <table:table-row table:style-name="ro8">
          <table:table-cell table:style-name="ce17" office:value-type="string" calcext:value-type="string">
            <text:p>Informationen zur Fernwärmelieferung. </text:p>
            <text:p>Umweltfreundlich und günstig heizen bei Vojens Fjernvarme. </text:p>
            <text:p/>
            <text:p>Es hat sich gezeigt, dass die Kombination mit Solarthermie, Elektroboiler, Gasmotoren und Gas-/Ölthermen zu einem relativ stabilen Heizpreis führt, obwohl sowohl Gas- als auch Strompreise sehr hoch waren. </text:p>
            <text:p/>
            <text:p>Da wir einen großen Wärmespeicher haben, um Sonnenwärme von Sommer bis Winter zu speichern, haben wir 2022 44,8 % der Wärme aus Sonnenenergie und 24,9 % der Wärme aus dem Elektroboiler geliefert, der hauptsächlich bei viel Wind läuft Energie. Das bedeutet, dass nur 30,3 % der Wärme aus Gas oder Öl stammten. Diese ca. 30% mit Gas/Öl, soll eine große Wärmepumpe ersetzen. Dieses Projekt ist noch nicht abgeschlossen. Darüber hinaus stehen wir mit Bevtoft Biogasselskab im Gespräch Lieferung von Wärme aus ihrer Anlage in einigen Jahren, was uns wiederum robuster sowohl in der Wärmeversorgung als auch zur Preisstabilisierung und nicht zuletzt zur Reduzierung des CO2-Ausstoßes macht.</text:p>
          </table:table-cell>
        </table:table-row>
      </table:table>
      <table:table table:name="Quellen" table:style-name="ta1">
        <table:table-column table:style-name="co7" table:default-cell-style-name="Default"/>
        <table:table-column table:style-name="co4" table:default-cell-style-name="Default"/>
        <table:table-row table:style-name="ro3">
          <table:table-cell table:style-name="ce18" office:value-type="string" calcext:value-type="string">
            <text:p>Quellen Deklaration</text:p>
          </table:table-cell>
          <table:table-cell table:style-name="ce18" office:value-type="string" calcext:value-type="string">
            <text:p>Links</text:p>
          </table:table-cell>
        </table:table-row>
        <table:table-row table:style-name="ro3">
          <table:table-cell office:value-type="string" calcext:value-type="string">
            <text:p>Fjernvarmedeklaration 2020</text:p>
          </table:table-cell>
          <table:table-cell office:value-type="string" calcext:value-type="string">
            <text:p>https://www.vojensfjernvarme.dk/media/47583/vojens-fjernvarme-amba-fjernvarmedeklaration-for-2020-stamkort-1225-oprettet-13-05-2021.pdf</text:p>
          </table:table-cell>
        </table:table-row>
        <table:table-row table:style-name="ro3">
          <table:table-cell office:value-type="string" calcext:value-type="string">
            <text:p>Fjernvarmedeklaration 2021</text:p>
          </table:table-cell>
          <table:table-cell office:value-type="string" calcext:value-type="string">
            <text:p>https://www.vojensfjernvarme.dk/media/50439/vojens-fjernvarme-amba-fjernvarmedeklaration-for-2021-stamkort-1225.pdf</text:p>
          </table:table-cell>
        </table:table-row>
        <table:table-row table:style-name="ro3">
          <table:table-cell office:value-type="string" calcext:value-type="string">
            <text:p>Fjernvarmedeklaration 2022</text:p>
          </table:table-cell>
          <table:table-cell office:value-type="string" calcext:value-type="string">
            <text:p>https://www.vojensfjernvarme.dk/profil/fjernvarmedeklaration/</text:p>
          </table:table-cell>
        </table:table-row>
        <table:table-row table:style-name="ro3">
          <table:table-cell table:number-columns-repeated="2"/>
        </table:table-row>
        <table:table-row table:style-name="ro3">
          <table:table-cell table:style-name="ce18" office:value-type="string" calcext:value-type="string">
            <text:p>Quellen Infrastruktur</text:p>
          </table:table-cell>
          <table:table-cell/>
        </table:table-row>
        <table:table-row table:style-name="ro3">
          <table:table-cell table:formula="of:=[$Infrastruktur.A1]" office:value-type="string" office:string-value="Infos von: https://www.vojensfjernvarme.dk/profil/om-os/ Stand 06.02.2023, Übersetzt mit Google-Translate" calcext:value-type="string">
            <text:p>Infos von: https://www.vojensfjernvarme.dk/profil/om-os/ Stand 06.02.2023, Übersetzt mit Google-Translate</text:p>
          </table:table-cell>
          <table:table-cell/>
        </table:table-row>
        <table:table-row table:style-name="ro3">
          <table:table-cell table:number-columns-repeated="2"/>
        </table:table-row>
        <table:table-row table:style-name="ro3">
          <table:table-cell table:style-name="ce18" office:value-type="string" calcext:value-type="string">
            <text:p>Quellen Info</text:p>
          </table:table-cell>
          <table:table-cell/>
        </table:table-row>
        <table:table-row table:style-name="ro3">
          <table:table-cell office:value-type="string" calcext:value-type="string">
            <text:p>Infos von: <text:a xlink:href="https://www.vojensfjernvarme.dk/nyheder/information-om-fjernvarmelevering/" xlink:type="simple">https://www.vojensfjernvarme.dk/nyheder/information-om-fjernvarmelevering/</text:a> Stand 06.02.2023, Übersetzt mit Google-Translate</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number number:decimal-places="0" loext:min-decimal-places="0" number:min-integer-digits="2"/>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6">00.00.0000</text:date>, <text:time style:data-style-name="N2" text:time-value="12:23:38.4016357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6T11:28:12.121858521</meta:creation-date>
    <dc:date>2023-02-06T12:32:03.347235041</dc:date>
    <meta:editing-duration>PT42M7S</meta:editing-duration>
    <meta:editing-cycles>5</meta:editing-cycles>
    <meta:generator>LibreOffice/6.4.7.2$Linux_X86_64 LibreOffice_project/40$Build-2</meta:generator>
    <meta:document-statistic meta:table-count="4" meta:cell-count="48" meta:object-count="0"/>
  </office:meta>
</office:document-meta>
</file>